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9900" draw:marker-start-width="0.35cm" draw:marker-end-width="0.35cm" draw:fill="none" draw:textarea-horizontal-align="justify" draw:textarea-vertical-align="middle" draw:auto-grow-height="false" fo:min-height="2.45cm" fo:min-width="2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900" draw:marker-start-width="0.35cm" draw:marker-end-width="0.35cm" draw:fill="none" draw:textarea-horizontal-align="justify" draw:textarea-vertical-align="middle" draw:auto-grow-height="false" fo:min-height="2.45cm" fo:min-width="2.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justify" draw:textarea-vertical-align="middle" draw:auto-grow-height="false" fo:min-height="1.3cm" fo:min-width="1.3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justify" draw:textarea-vertical-align="middle" draw:auto-grow-height="false" fo:min-height="1.3cm" fo:min-width="2.75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3e6585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9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009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9" style:family="graphic" style:parent-style-name="objectwithoutfill">
      <style:graphic-properties draw:stroke="dash" draw:stroke-dash="Fine_20_Dashed" svg:stroke-width="0.1cm" svg:stroke-color="#3e6585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5.6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3e6585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text-properties fo:color="#3e6585" fo:font-size="15pt" style:font-size-asian="15pt" style:font-size-complex="15pt"/>
    </style:style>
    <style:style style:name="T1" style:family="text">
      <style:text-properties fo:color="#3e6585"/>
    </style:style>
    <style:style style:name="T2" style:family="text">
      <style:text-properties fo:color="#3e6585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2.8cm" svg:x="1.9cm" svg:y="5.9cm">
          <text:p text:style-name="P1"><text:span text:style-name="T1">Voice</text:span><text:span text:style-name="T1"><text:line-break/></text:span><text:span text:style-name="T1">Activity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cm" svg:height="2.8cm" svg:x="7.9cm" svg:y="5.9cm">
          <text:p text:style-name="P1"><text:span text:style-name="T1">Noise</text:span></text:p>
          <text:p text:style-name="P1"><text:span text:style-name="T1">Spectral</text:span></text:p>
          <text:p text:style-name="P1"><text:span text:style-name="T1">Esti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cm" svg:height="2.8cm" svg:x="13.8cm" svg:y="5.9cm">
          <text:p text:style-name="P1"><text:span text:style-name="T1">Spectral</text:span><text:span text:style-name="T1"><text:line-break/></text:span><text:span text:style-name="T1">Subtr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9cm" svg:height="1.6cm" svg:x="14.6cm" svg:y="1.8cm">
          <text:p text:style-name="P1"><text:span text:style-name="T1">Noisy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3cm" svg:height="1.6cm" svg:x="13.9cm" svg:y="10.4cm">
          <text:p text:style-name="P1"><text:span text:style-name="T1">Denoised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55cm" svg:y1="3.4cm" svg:x2="3.6cm" svg:y2="5.9cm" draw:start-shape="id1" draw:start-glue-point="2" draw:end-shape="id2" draw:end-glue-point="0" svg:d="M15550 3400v1225h-11950v1275" svg:viewBox="0 0 11951 2501">
          <text:p/>
        </draw:connector>
        <draw:connector draw:style-name="gr5" draw:text-style-name="P3" draw:layer="layout" svg:x1="15.55cm" svg:y1="3.4cm" svg:x2="9.6cm" svg:y2="5.9cm" draw:start-shape="id1" draw:start-glue-point="2" draw:end-shape="id3" draw:end-glue-point="0" svg:d="M15550 3400v1225h-5950v1275" svg:viewBox="0 0 5951 2501">
          <text:p/>
        </draw:connector>
        <draw:connector draw:style-name="gr5" draw:text-style-name="P3" draw:layer="layout" svg:x1="5.3cm" svg:y1="7.3cm" svg:x2="7.9cm" svg:y2="7.3cm" draw:start-shape="id2" draw:start-glue-point="1" draw:end-shape="id3" draw:end-glue-point="3" svg:d="M5300 7300h2600" svg:viewBox="0 0 2601 1">
          <text:p/>
        </draw:connector>
        <draw:connector draw:style-name="gr5" draw:text-style-name="P3" draw:layer="layout" svg:x1="15.55cm" svg:y1="3.4cm" svg:x2="15.55cm" svg:y2="5.9cm" draw:start-shape="id1" draw:start-glue-point="2" draw:end-shape="id4" draw:end-glue-point="0" svg:d="M15550 3400v2500" svg:viewBox="0 0 1 2501">
          <text:p/>
        </draw:connector>
        <draw:connector draw:style-name="gr5" draw:text-style-name="P3" draw:layer="layout" svg:x1="11.3cm" svg:y1="7.3cm" svg:x2="13.8cm" svg:y2="7.3cm" draw:start-shape="id3" draw:start-glue-point="1" draw:end-shape="id4" draw:end-glue-point="3" svg:d="M11300 7300h2500" svg:viewBox="0 0 2501 1">
          <text:p/>
        </draw:connector>
        <draw:connector draw:style-name="gr5" draw:text-style-name="P3" draw:layer="layout" svg:x1="15.55cm" svg:y1="8.7cm" svg:x2="15.55cm" svg:y2="10.4cm" draw:start-shape="id4" draw:end-shape="id5" draw:end-glue-point="0" svg:d="M15550 8700v1700" svg:viewBox="0 0 1 1701">
          <text:p/>
        </draw:connector>
        <draw:frame draw:style-name="gr6" draw:text-style-name="P5" draw:layer="layout" svg:width="2.475cm" svg:height="1.505cm" svg:x="5.359cm" svg:y="5.7cm">
          <draw:text-box>
            <text:p text:style-name="P4"><text:span text:style-name="T2">when to</text:span><text:span text:style-name="T2"><text:line-break/></text:span><text:span text:style-name="T2">adapt</text:span></text:p>
          </draw:text-box>
        </draw:frame>
        <draw:frame draw:style-name="gr7" draw:text-style-name="P5" draw:layer="layout" svg:width="2.509cm" svg:height="1.505cm" svg:x="11.319cm" svg:y="5.722cm">
          <draw:text-box>
            <text:p text:style-name="P4"><text:span text:style-name="T2">what to</text:span><text:span text:style-name="T2"><text:line-break/></text:span><text:span text:style-name="T2">subtract</text:span></text:p>
          </draw:text-box>
        </draw:frame>
        <draw:custom-shape draw:style-name="gr8" draw:text-style-name="P3" xml:id="id6" draw:id="id6" draw:layer="layout" svg:width="0.5cm" svg:height="0.5cm" svg:x="5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0.5cm" svg:height="0.5cm" svg:x="13.6cm" svg:y="8.2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5.25cm" svg:y1="8.7cm" svg:x2="13.85cm" svg:y2="8.7cm" draw:start-shape="id6" draw:start-glue-point="2" draw:end-shape="id7" draw:end-glue-point="2" svg:d="M5250 8700c0 750 8600 750 8600 0" svg:viewBox="0 0 8601 564">
          <text:p/>
        </draw:connector>
        <draw:frame draw:style-name="gr10" draw:text-style-name="P5" draw:layer="layout" svg:width="6.175cm" svg:height="0.999cm" svg:x="6.5cm" svg:y="9.4cm">
          <draw:text-box>
            <text:p text:style-name="P4"><text:span text:style-name="T2">optional: when to m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7:08:25.728610925</meta:creation-date>
    <dc:date>2017-08-19T03:04:27.846782361</dc:date>
    <meta:editing-duration>PT16M57S</meta:editing-duration>
    <meta:editing-cycles>4</meta:editing-cycles>
    <meta:generator>LibreOffice/5.1.6.2.0$Linux_X86_64 LibreOffice_project/10$Build-2</meta:generator>
    <meta:document-statistic meta:object-count="17"/>
  </office:meta>
</office:document-meta>
</file>